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122.51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55.59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54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b_us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Student ID</text:p>
          </table:table-cell>
          <table:table-cell table:style-name="Default" office:value-type="string" calcext:value-type="string">
            <text:p>Last Access</text:p>
          </table:table-cell>
          <table:table-cell office:value-type="string" calcext:value-type="string">
            <text:p>Availability</text:p>
          </table:table-cell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anto</text:p>
          </table:table-cell>
          <table:table-cell office:value-type="float" office:value="50174778" calcext:value-type="float">
            <text:p>50174778</text:p>
          </table:table-cell>
          <table:table-cell office:value-type="string" calcext:value-type="string">
            <text:p>2020-02-18 04:0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string" calcext:value-type="string">
            <text:p>Javiaire</text:p>
          </table:table-cell>
          <table:table-cell office:value-type="string" calcext:value-type="string">
            <text:p>javiaire</text:p>
          </table:table-cell>
          <table:table-cell office:value-type="float" office:value="50183368" calcext:value-type="float">
            <text:p>50183368</text:p>
          </table:table-cell>
          <table:table-cell office:value-type="string" calcext:value-type="string">
            <text:p>2020-02-18 11:32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abarrio</text:p>
          </table:table-cell>
          <table:table-cell office:value-type="float" office:value="50224693" calcext:value-type="float">
            <text:p>50224693</text:p>
          </table:table-cell>
          <table:table-cell office:value-type="string" calcext:value-type="string">
            <text:p>2020-02-18 11:08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sset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ebasset</text:p>
          </table:table-cell>
          <table:table-cell office:value-type="float" office:value="50190029" calcext:value-type="float">
            <text:p>50190029</text:p>
          </table:table-cell>
          <table:table-cell office:value-type="string" calcext:value-type="string">
            <text:p>2020-02-20 11:17: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hasi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bhasin3</text:p>
          </table:table-cell>
          <table:table-cell office:value-type="float" office:value="50227053" calcext:value-type="float">
            <text:p>50227053</text:p>
          </table:table-cell>
          <table:table-cell office:value-type="string" calcext:value-type="string">
            <text:p>2020-02-18 12:23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ar</text:p>
          </table:table-cell>
          <table:table-cell office:value-type="string" calcext:value-type="string">
            <text:p>Jaskeerat Singh</text:p>
          </table:table-cell>
          <table:table-cell office:value-type="string" calcext:value-type="string">
            <text:p>jaskeera</text:p>
          </table:table-cell>
          <table:table-cell office:value-type="float" office:value="50201179" calcext:value-type="float">
            <text:p>50201179</text:p>
          </table:table-cell>
          <table:table-cell office:value-type="string" calcext:value-type="string">
            <text:p>2020-02-21 12:31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brown2</text:p>
          </table:table-cell>
          <table:table-cell office:value-type="float" office:value="50188614" calcext:value-type="float">
            <text:p>50188614</text:p>
          </table:table-cell>
          <table:table-cell office:value-type="string" calcext:value-type="string">
            <text:p>2020-02-17 20:20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o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jcano</text:p>
          </table:table-cell>
          <table:table-cell office:value-type="float" office:value="50191622" calcext:value-type="float">
            <text:p>50191622</text:p>
          </table:table-cell>
          <table:table-cell office:value-type="string" calcext:value-type="string">
            <text:p>2020-02-18 12:44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lscarrol</text:p>
          </table:table-cell>
          <table:table-cell office:value-type="float" office:value="50180690" calcext:value-type="float">
            <text:p>50180690</text:p>
          </table:table-cell>
          <table:table-cell table:style-name="Default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eddychen</text:p>
          </table:table-cell>
          <table:table-cell office:value-type="float" office:value="50196113" calcext:value-type="float">
            <text:p>50196113</text:p>
          </table:table-cell>
          <table:table-cell office:value-type="string" calcext:value-type="string">
            <text:p>2020-02-18 01:40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vinsonch</text:p>
          </table:table-cell>
          <table:table-cell office:value-type="float" office:value="50192987" calcext:value-type="float">
            <text:p>50192987</text:p>
          </table:table-cell>
          <table:table-cell office:value-type="string" calcext:value-type="string">
            <text:p>2020-02-17 17:13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u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edwinchi</text:p>
          </table:table-cell>
          <table:table-cell office:value-type="float" office:value="50188736" calcext:value-type="float">
            <text:p>50188736</text:p>
          </table:table-cell>
          <table:table-cell office:value-type="string" calcext:value-type="string">
            <text:p>2020-02-14 14:59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u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seanchiu</text:p>
          </table:table-cell>
          <table:table-cell office:value-type="float" office:value="50190922" calcext:value-type="float">
            <text:p>50190922</text:p>
          </table:table-cell>
          <table:table-cell office:value-type="string" calcext:value-type="string">
            <text:p>2020-02-23 10:51: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mielewski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chmiele</text:p>
          </table:table-cell>
          <table:table-cell office:value-type="float" office:value="50235525" calcext:value-type="float">
            <text:p>50235525</text:p>
          </table:table-cell>
          <table:table-cell office:value-type="string" calcext:value-type="string">
            <text:p>2020-02-18 11:51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ccohen3</text:p>
          </table:table-cell>
          <table:table-cell office:value-type="float" office:value="50176269" calcext:value-type="float">
            <text:p>50176269</text:p>
          </table:table-cell>
          <table:table-cell office:value-type="string" calcext:value-type="string">
            <text:p>2020-02-13 12:44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 Araujo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adearauj</text:p>
          </table:table-cell>
          <table:table-cell office:value-type="float" office:value="50177863" calcext:value-type="float">
            <text:p>50177863</text:p>
          </table:table-cell>
          <table:table-cell office:value-type="string" calcext:value-type="string">
            <text:p>2020-02-17 13:37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etric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arondie</text:p>
          </table:table-cell>
          <table:table-cell office:value-type="float" office:value="50281797" calcext:value-type="float">
            <text:p>50281797</text:p>
          </table:table-cell>
          <table:table-cell office:value-type="string" calcext:value-type="string">
            <text:p>2020-02-18 12:08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Darel</text:p>
          </table:table-cell>
          <table:table-cell office:value-type="string" calcext:value-type="string">
            <text:p>dareldum</text:p>
          </table:table-cell>
          <table:table-cell office:value-type="float" office:value="50164232" calcext:value-type="float">
            <text:p>50164232</text:p>
          </table:table-cell>
          <table:table-cell office:value-type="string" calcext:value-type="string">
            <text:p>2020-02-21 13:13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y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edyer</text:p>
          </table:table-cell>
          <table:table-cell office:value-type="float" office:value="50174669" calcext:value-type="float">
            <text:p>50174669</text:p>
          </table:table-cell>
          <table:table-cell office:value-type="string" calcext:value-type="string">
            <text:p>2020-02-14 14:50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eng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vfeng2</text:p>
          </table:table-cell>
          <table:table-cell office:value-type="float" office:value="50196599" calcext:value-type="float">
            <text:p>50196599</text:p>
          </table:table-cell>
          <table:table-cell office:value-type="string" calcext:value-type="string">
            <text:p>2020-02-19 10:22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enst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fenster</text:p>
          </table:table-cell>
          <table:table-cell office:value-type="float" office:value="50186755" calcext:value-type="float">
            <text:p>50186755</text:p>
          </table:table-cell>
          <table:table-cell office:value-type="string" calcext:value-type="string">
            <text:p>2020-02-18 00:07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fuchs2</text:p>
          </table:table-cell>
          <table:table-cell office:value-type="float" office:value="50246161" calcext:value-type="float">
            <text:p>50246161</text:p>
          </table:table-cell>
          <table:table-cell office:value-type="string" calcext:value-type="string">
            <text:p>2020-02-19 21:48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lin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ylergel</text:p>
          </table:table-cell>
          <table:table-cell office:value-type="float" office:value="50180045" calcext:value-type="float">
            <text:p>50180045</text:p>
          </table:table-cell>
          <table:table-cell office:value-type="string" calcext:value-type="string">
            <text:p>2020-02-16 22:18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ci</text:p>
          </table:table-cell>
          <table:table-cell office:value-type="string" calcext:value-type="string">
            <text:p>Goktug</text:p>
          </table:table-cell>
          <table:table-cell office:value-type="string" calcext:value-type="string">
            <text:p>goktugge</text:p>
          </table:table-cell>
          <table:table-cell office:value-type="float" office:value="50180481" calcext:value-type="float">
            <text:p>50180481</text:p>
          </table:table-cell>
          <table:table-cell office:value-type="string" calcext:value-type="string">
            <text:p>2020-02-17 22:10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ickma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glickma</text:p>
          </table:table-cell>
          <table:table-cell office:value-type="float" office:value="50180162" calcext:value-type="float">
            <text:p>50180162</text:p>
          </table:table-cell>
          <table:table-cell office:value-type="string" calcext:value-type="string">
            <text:p>2020-02-17 21:50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vindaraj</text:p>
          </table:table-cell>
          <table:table-cell office:value-type="string" calcext:value-type="string">
            <text:p>Kamalesh Ram Chandran</text:p>
          </table:table-cell>
          <table:table-cell office:value-type="string" calcext:value-type="string">
            <text:p>kgovinda</text:p>
          </table:table-cell>
          <table:table-cell office:value-type="float" office:value="50338246" calcext:value-type="float">
            <text:p>50338246</text:p>
          </table:table-cell>
          <table:table-cell office:value-type="string" calcext:value-type="string">
            <text:p>2020-02-22 22:52:1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oesbeck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rgroesbe</text:p>
          </table:table-cell>
          <table:table-cell office:value-type="float" office:value="50286239" calcext:value-type="float">
            <text:p>50286239</text:p>
          </table:table-cell>
          <table:table-cell office:value-type="string" calcext:value-type="string">
            <text:p>2020-02-17 22:13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pta</text:p>
          </table:table-cell>
          <table:table-cell office:value-type="string" calcext:value-type="string">
            <text:p>Akshit</text:p>
          </table:table-cell>
          <table:table-cell office:value-type="string" calcext:value-type="string">
            <text:p>agupta35</text:p>
          </table:table-cell>
          <table:table-cell office:value-type="float" office:value="50192497" calcext:value-type="float">
            <text:p>50192497</text:p>
          </table:table-cell>
          <table:table-cell office:value-type="string" calcext:value-type="string">
            <text:p>2020-02-18 11:37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ahe2</text:p>
          </table:table-cell>
          <table:table-cell office:value-type="float" office:value="50180856" calcext:value-type="float">
            <text:p>50180856</text:p>
          </table:table-cell>
          <table:table-cell office:value-type="string" calcext:value-type="string">
            <text:p>2020-02-18 12:26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jeh24</text:p>
          </table:table-cell>
          <table:table-cell office:value-type="float" office:value="50172309" calcext:value-type="float">
            <text:p>50172309</text:p>
          </table:table-cell>
          <table:table-cell office:value-type="string" calcext:value-type="string">
            <text:p>2020-02-18 11:59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rcule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jhercule</text:p>
          </table:table-cell>
          <table:table-cell office:value-type="float" office:value="50181079" calcext:value-type="float">
            <text:p>50181079</text:p>
          </table:table-cell>
          <table:table-cell office:value-type="string" calcext:value-type="string">
            <text:p>2020-02-20 12:33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jdhoover</text:p>
          </table:table-cell>
          <table:table-cell office:value-type="float" office:value="50246975" calcext:value-type="float">
            <text:p>50246975</text:p>
          </table:table-cell>
          <table:table-cell office:value-type="string" calcext:value-type="string">
            <text:p>2020-02-18 11:53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hhuang36</text:p>
          </table:table-cell>
          <table:table-cell office:value-type="float" office:value="50204900" calcext:value-type="float">
            <text:p>50204900</text:p>
          </table:table-cell>
          <table:table-cell office:value-type="string" calcext:value-type="string">
            <text:p>2020-02-18 01:26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ralphhua</text:p>
          </table:table-cell>
          <table:table-cell office:value-type="float" office:value="50287542" calcext:value-type="float">
            <text:p>50287542</text:p>
          </table:table-cell>
          <table:table-cell office:value-type="string" calcext:value-type="string">
            <text:p>2020-02-17 11:30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hhunter</text:p>
          </table:table-cell>
          <table:table-cell office:value-type="float" office:value="50199991" calcext:value-type="float">
            <text:p>50199991</text:p>
          </table:table-cell>
          <table:table-cell office:value-type="string" calcext:value-type="string">
            <text:p>2020-02-18 11:30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string" calcext:value-type="string">
            <text:p>Sayef</text:p>
          </table:table-cell>
          <table:table-cell office:value-type="string" calcext:value-type="string">
            <text:p>sayefiqb</text:p>
          </table:table-cell>
          <table:table-cell office:value-type="float" office:value="50195448" calcext:value-type="float">
            <text:p>50195448</text:p>
          </table:table-cell>
          <table:table-cell office:value-type="string" calcext:value-type="string">
            <text:p>2020-02-13 12:46: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iang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xjiang26</text:p>
          </table:table-cell>
          <table:table-cell office:value-type="float" office:value="50189397" calcext:value-type="float">
            <text:p>50189397</text:p>
          </table:table-cell>
          <table:table-cell office:value-type="string" calcext:value-type="string">
            <text:p>2020-02-13 12:45: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in</text:p>
          </table:table-cell>
          <table:table-cell office:value-type="string" calcext:value-type="string">
            <text:p>Chenran</text:p>
          </table:table-cell>
          <table:table-cell office:value-type="string" calcext:value-type="string">
            <text:p>chenranj</text:p>
          </table:table-cell>
          <table:table-cell office:value-type="float" office:value="50217058" calcext:value-type="float">
            <text:p>50217058</text:p>
          </table:table-cell>
          <table:table-cell office:value-type="string" calcext:value-type="string">
            <text:p>2020-02-18 10:22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erner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ouisker</text:p>
          </table:table-cell>
          <table:table-cell office:value-type="float" office:value="50199668" calcext:value-type="float">
            <text:p>50199668</text:p>
          </table:table-cell>
          <table:table-cell office:value-type="string" calcext:value-type="string">
            <text:p>2020-02-20 11:54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ykim5</text:p>
          </table:table-cell>
          <table:table-cell office:value-type="float" office:value="50176657" calcext:value-type="float">
            <text:p>50176657</text:p>
          </table:table-cell>
          <table:table-cell office:value-type="string" calcext:value-type="string">
            <text:p>2020-02-13 18:57: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yi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calvinky</text:p>
          </table:table-cell>
          <table:table-cell office:value-type="float" office:value="50196041" calcext:value-type="float">
            <text:p>50196041</text:p>
          </table:table-cell>
          <table:table-cell office:value-type="string" calcext:value-type="string">
            <text:p>2020-02-13 12:46: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anla</text:p>
          </table:table-cell>
          <table:table-cell office:value-type="float" office:value="50108632" calcext:value-type="float">
            <text:p>50108632</text:p>
          </table:table-cell>
          <table:table-cell office:value-type="string" calcext:value-type="string">
            <text:p>2020-02-17 21:51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ung Moo</text:p>
          </table:table-cell>
          <table:table-cell office:value-type="string" calcext:value-type="string">
            <text:p>chungmoo</text:p>
          </table:table-cell>
          <table:table-cell office:value-type="float" office:value="50098661" calcext:value-type="float">
            <text:p>50098661</text:p>
          </table:table-cell>
          <table:table-cell office:value-type="string" calcext:value-type="string">
            <text:p>2020-02-17 14:56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jlee248</text:p>
          </table:table-cell>
          <table:table-cell office:value-type="float" office:value="50226256" calcext:value-type="float">
            <text:p>50226256</text:p>
          </table:table-cell>
          <table:table-cell office:value-type="string" calcext:value-type="string">
            <text:p>2020-02-20 09:19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ntanal</text:p>
          </table:table-cell>
          <table:table-cell office:value-type="float" office:value="50287313" calcext:value-type="float">
            <text:p>50287313</text:p>
          </table:table-cell>
          <table:table-cell office:value-type="string" calcext:value-type="string">
            <text:p>2020-02-18 11:17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i</text:p>
          </table:table-cell>
          <table:table-cell office:value-type="string" calcext:value-type="string">
            <text:p>Xiaoxiao</text:p>
          </table:table-cell>
          <table:table-cell office:value-type="string" calcext:value-type="string">
            <text:p>xlei</text:p>
          </table:table-cell>
          <table:table-cell office:value-type="float" office:value="50340690" calcext:value-type="float">
            <text:p>50340690</text:p>
          </table:table-cell>
          <table:table-cell office:value-type="string" calcext:value-type="string">
            <text:p>2020-02-20 21:07:0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pine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damonlep</text:p>
          </table:table-cell>
          <table:table-cell office:value-type="float" office:value="50212465" calcext:value-type="float">
            <text:p>50212465</text:p>
          </table:table-cell>
          <table:table-cell office:value-type="string" calcext:value-type="string">
            <text:p>2020-02-17 23:15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Bangyu</text:p>
          </table:table-cell>
          <table:table-cell office:value-type="string" calcext:value-type="string">
            <text:p>bangyuli</text:p>
          </table:table-cell>
          <table:table-cell office:value-type="float" office:value="50253102" calcext:value-type="float">
            <text:p>50253102</text:p>
          </table:table-cell>
          <table:table-cell office:value-type="string" calcext:value-type="string">
            <text:p>2020-02-18 11:16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li37</text:p>
          </table:table-cell>
          <table:table-cell office:value-type="float" office:value="50197339" calcext:value-type="float">
            <text:p>50197339</text:p>
          </table:table-cell>
          <table:table-cell office:value-type="string" calcext:value-type="string">
            <text:p>2020-02-17 01:06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Ming Zhao</text:p>
          </table:table-cell>
          <table:table-cell office:value-type="string" calcext:value-type="string">
            <text:p>mli63</text:p>
          </table:table-cell>
          <table:table-cell office:value-type="float" office:value="50199824" calcext:value-type="float">
            <text:p>50199824</text:p>
          </table:table-cell>
          <table:table-cell office:value-type="string" calcext:value-type="string">
            <text:p>2020-02-17 22:00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rli35</text:p>
          </table:table-cell>
          <table:table-cell office:value-type="float" office:value="50291161" calcext:value-type="float">
            <text:p>50291161</text:p>
          </table:table-cell>
          <table:table-cell office:value-type="string" calcext:value-type="string">
            <text:p>2020-02-18 14:12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alin29</text:p>
          </table:table-cell>
          <table:table-cell office:value-type="float" office:value="50182446" calcext:value-type="float">
            <text:p>50182446</text:p>
          </table:table-cell>
          <table:table-cell office:value-type="string" calcext:value-type="string">
            <text:p>2020-02-13 16:13: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Xianxin</text:p>
          </table:table-cell>
          <table:table-cell office:value-type="string" calcext:value-type="string">
            <text:p>xianxinl</text:p>
          </table:table-cell>
          <table:table-cell office:value-type="float" office:value="50195216" calcext:value-type="float">
            <text:p>50195216</text:p>
          </table:table-cell>
          <table:table-cell office:value-type="string" calcext:value-type="string">
            <text:p>2020-02-18 10:43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Zhihao</text:p>
          </table:table-cell>
          <table:table-cell office:value-type="string" calcext:value-type="string">
            <text:p>zlin22</text:p>
          </table:table-cell>
          <table:table-cell office:value-type="float" office:value="50199253" calcext:value-type="float">
            <text:p>50199253</text:p>
          </table:table-cell>
          <table:table-cell office:value-type="string" calcext:value-type="string">
            <text:p>2020-02-23 21:18: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ckhart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aredloc</text:p>
          </table:table-cell>
          <table:table-cell office:value-type="float" office:value="50270529" calcext:value-type="float">
            <text:p>50270529</text:p>
          </table:table-cell>
          <table:table-cell office:value-type="string" calcext:value-type="string">
            <text:p>2020-02-18 09:40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Lisander</text:p>
          </table:table-cell>
          <table:table-cell office:value-type="string" calcext:value-type="string">
            <text:p>lisander</text:p>
          </table:table-cell>
          <table:table-cell office:value-type="float" office:value="50228522" calcext:value-type="float">
            <text:p>50228522</text:p>
          </table:table-cell>
          <table:table-cell office:value-type="string" calcext:value-type="string">
            <text:p>2020-02-13 12:45:4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mmen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shawnmam</text:p>
          </table:table-cell>
          <table:table-cell office:value-type="float" office:value="50190227" calcext:value-type="float">
            <text:p>50190227</text:p>
          </table:table-cell>
          <table:table-cell office:value-type="string" calcext:value-type="string">
            <text:p>2020-02-18 05:35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smarcha</text:p>
          </table:table-cell>
          <table:table-cell office:value-type="float" office:value="50234824" calcext:value-type="float">
            <text:p>50234824</text:p>
          </table:table-cell>
          <table:table-cell office:value-type="string" calcext:value-type="string">
            <text:p>2020-02-18 01:4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cdaniel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ukemcda</text:p>
          </table:table-cell>
          <table:table-cell office:value-type="float" office:value="50188809" calcext:value-type="float">
            <text:p>50188809</text:p>
          </table:table-cell>
          <table:table-cell office:value-type="string" calcext:value-type="string">
            <text:p>2020-02-17 19:50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ji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oscarmej</text:p>
          </table:table-cell>
          <table:table-cell office:value-type="float" office:value="50166713" calcext:value-type="float">
            <text:p>50166713</text:p>
          </table:table-cell>
          <table:table-cell office:value-type="string" calcext:value-type="string">
            <text:p>2020-02-21 23:18: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Winston</text:p>
          </table:table-cell>
          <table:table-cell office:value-type="string" calcext:value-type="string">
            <text:p>wtmills</text:p>
          </table:table-cell>
          <table:table-cell office:value-type="float" office:value="50220930" calcext:value-type="float">
            <text:p>50220930</text:p>
          </table:table-cell>
          <table:table-cell office:value-type="string" calcext:value-type="string">
            <text:p>2020-02-23 22:39: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ncon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mincon</text:p>
          </table:table-cell>
          <table:table-cell office:value-type="float" office:value="50174661" calcext:value-type="float">
            <text:p>50174661</text:p>
          </table:table-cell>
          <table:table-cell office:value-type="string" calcext:value-type="string">
            <text:p>2020-02-18 11:39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hammed</text:p>
          </table:table-cell>
          <table:table-cell office:value-type="string" calcext:value-type="string">
            <text:p>Muthana</text:p>
          </table:table-cell>
          <table:table-cell office:value-type="string" calcext:value-type="string">
            <text:p>muthanam</text:p>
          </table:table-cell>
          <table:table-cell office:value-type="float" office:value="50185355" calcext:value-type="float">
            <text:p>50185355</text:p>
          </table:table-cell>
          <table:table-cell office:value-type="string" calcext:value-type="string">
            <text:p>2020-02-18 11:55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llapareddy</text:p>
          </table:table-cell>
          <table:table-cell office:value-type="string" calcext:value-type="string">
            <text:p>Chaitanya Rishi</text:p>
          </table:table-cell>
          <table:table-cell office:value-type="string" calcext:value-type="string">
            <text:p>cnallapa</text:p>
          </table:table-cell>
          <table:table-cell office:value-type="float" office:value="50176559" calcext:value-type="float">
            <text:p>50176559</text:p>
          </table:table-cell>
          <table:table-cell office:value-type="string" calcext:value-type="string">
            <text:p>2020-02-18 12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ware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ashishav</text:p>
          </table:table-cell>
          <table:table-cell office:value-type="float" office:value="50337024" calcext:value-type="float">
            <text:p>50337024</text:p>
          </table:table-cell>
          <table:table-cell office:value-type="string" calcext:value-type="string">
            <text:p>2020-02-23 19:49: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ldm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toldman</text:p>
          </table:table-cell>
          <table:table-cell office:value-type="float" office:value="50290018" calcext:value-type="float">
            <text:p>50290018</text:p>
          </table:table-cell>
          <table:table-cell office:value-type="string" calcext:value-type="string">
            <text:p>2020-02-18 11:51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til</text:p>
          </table:table-cell>
          <table:table-cell office:value-type="string" calcext:value-type="string">
            <text:p>Leena Manohar</text:p>
          </table:table-cell>
          <table:table-cell office:value-type="string" calcext:value-type="string">
            <text:p>leenaman</text:p>
          </table:table-cell>
          <table:table-cell office:value-type="float" office:value="50319945" calcext:value-type="float">
            <text:p>50319945</text:p>
          </table:table-cell>
          <table:table-cell office:value-type="string" calcext:value-type="string">
            <text:p>2020-02-18 08:29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arce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jjpearce</text:p>
          </table:table-cell>
          <table:table-cell office:value-type="float" office:value="50173960" calcext:value-type="float">
            <text:p>50173960</text:p>
          </table:table-cell>
          <table:table-cell office:value-type="string" calcext:value-type="string">
            <text:p>2020-02-18 00:35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falz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pfal</text:p>
          </table:table-cell>
          <table:table-cell office:value-type="float" office:value="31957186" calcext:value-type="float">
            <text:p>31957186</text:p>
          </table:table-cell>
          <table:table-cell office:value-type="string" calcext:value-type="string">
            <text:p>2020-02-18 11:41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jahleelp</text:p>
          </table:table-cell>
          <table:table-cell office:value-type="float" office:value="50154813" calcext:value-type="float">
            <text:p>50154813</text:p>
          </table:table-cell>
          <table:table-cell office:value-type="string" calcext:value-type="string">
            <text:p>2020-02-18 12:14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itchar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pritcha</text:p>
          </table:table-cell>
          <table:table-cell office:value-type="float" office:value="50185484" calcext:value-type="float">
            <text:p>50185484</text:p>
          </table:table-cell>
          <table:table-cell office:value-type="string" calcext:value-type="string">
            <text:p>2020-02-18 10:57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szta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sephpu</text:p>
          </table:table-cell>
          <table:table-cell office:value-type="float" office:value="50094720" calcext:value-type="float">
            <text:p>50094720</text:p>
          </table:table-cell>
          <table:table-cell office:value-type="string" calcext:value-type="string">
            <text:p>2020-02-18 11:58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ntanaq</text:p>
          </table:table-cell>
          <table:table-cell office:value-type="float" office:value="50176528" calcext:value-type="float">
            <text:p>50176528</text:p>
          </table:table-cell>
          <table:table-cell office:value-type="string" calcext:value-type="string">
            <text:p>2020-02-13 12:50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o</text:p>
          </table:table-cell>
          <table:table-cell office:value-type="string" calcext:value-type="string">
            <text:p>Kedaar</text:p>
          </table:table-cell>
          <table:table-cell office:value-type="string" calcext:value-type="string">
            <text:p>kedaarra</text:p>
          </table:table-cell>
          <table:table-cell office:value-type="float" office:value="50336641" calcext:value-type="float">
            <text:p>50336641</text:p>
          </table:table-cell>
          <table:table-cell office:value-type="string" calcext:value-type="string">
            <text:p>2020-02-15 21:24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aidanrob</text:p>
          </table:table-cell>
          <table:table-cell office:value-type="float" office:value="50228104" calcext:value-type="float">
            <text:p>50228104</text:p>
          </table:table-cell>
          <table:table-cell office:value-type="string" calcext:value-type="string">
            <text:p>2020-02-17 16:58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joseroma</text:p>
          </table:table-cell>
          <table:table-cell office:value-type="float" office:value="50202588" calcext:value-type="float">
            <text:p>50202588</text:p>
          </table:table-cell>
          <table:table-cell office:value-type="string" calcext:value-type="string">
            <text:p>2020-02-18 12:03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jmromero</text:p>
          </table:table-cell>
          <table:table-cell office:value-type="float" office:value="50233537" calcext:value-type="float">
            <text:p>50233537</text:p>
          </table:table-cell>
          <table:table-cell office:value-type="string" calcext:value-type="string">
            <text:p>2020-02-18 12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zjross</text:p>
          </table:table-cell>
          <table:table-cell office:value-type="float" office:value="50178127" calcext:value-type="float">
            <text:p>50178127</text:p>
          </table:table-cell>
          <table:table-cell office:value-type="string" calcext:value-type="string">
            <text:p>2020-02-17 15:34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iu</text:p>
          </table:table-cell>
          <table:table-cell office:value-type="string" calcext:value-type="string">
            <text:p>Abdulrasaq</text:p>
          </table:table-cell>
          <table:table-cell office:value-type="string" calcext:value-type="string">
            <text:p>aosaliu</text:p>
          </table:table-cell>
          <table:table-cell office:value-type="float" office:value="50212314" calcext:value-type="float">
            <text:p>50212314</text:p>
          </table:table-cell>
          <table:table-cell office:value-type="string" calcext:value-type="string">
            <text:p>2020-02-18 12:11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choener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bgschoen</text:p>
          </table:table-cell>
          <table:table-cell office:value-type="float" office:value="50238707" calcext:value-type="float">
            <text:p>50238707</text:p>
          </table:table-cell>
          <table:table-cell office:value-type="string" calcext:value-type="string">
            <text:p>2020-02-19 15:21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queira</text:p>
          </table:table-cell>
          <table:table-cell office:value-type="string" calcext:value-type="string">
            <text:p>Leslie Aleluia</text:p>
          </table:table-cell>
          <table:table-cell office:value-type="string" calcext:value-type="string">
            <text:p>lesliese</text:p>
          </table:table-cell>
          <table:table-cell office:value-type="float" office:value="50186849" calcext:value-type="float">
            <text:p>50186849</text:p>
          </table:table-cell>
          <table:table-cell office:value-type="string" calcext:value-type="string">
            <text:p>2020-02-18 11:09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arma</text:p>
          </table:table-cell>
          <table:table-cell office:value-type="string" calcext:value-type="string">
            <text:p>Aadishesh</text:p>
          </table:table-cell>
          <table:table-cell office:value-type="string" calcext:value-type="string">
            <text:p>aadishes</text:p>
          </table:table-cell>
          <table:table-cell office:value-type="float" office:value="50321673" calcext:value-type="float">
            <text:p>50321673</text:p>
          </table:table-cell>
          <table:table-cell office:value-type="string" calcext:value-type="string">
            <text:p>2020-02-18 11:05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arma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ananyash</text:p>
          </table:table-cell>
          <table:table-cell office:value-type="float" office:value="50214191" calcext:value-type="float">
            <text:p>50214191</text:p>
          </table:table-cell>
          <table:table-cell office:value-type="string" calcext:value-type="string">
            <text:p>2020-02-18 12:19: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erwoo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msherwo</text:p>
          </table:table-cell>
          <table:table-cell office:value-type="float" office:value="50196317" calcext:value-type="float">
            <text:p>50196317</text:p>
          </table:table-cell>
          <table:table-cell office:value-type="string" calcext:value-type="string">
            <text:p>2020-02-13 12:50: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i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ndyshi</text:p>
          </table:table-cell>
          <table:table-cell office:value-type="float" office:value="50227848" calcext:value-type="float">
            <text:p>50227848</text:p>
          </table:table-cell>
          <table:table-cell office:value-type="string" calcext:value-type="string">
            <text:p>2020-02-20 19:14:1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Nilesh</text:p>
          </table:table-cell>
          <table:table-cell office:value-type="string" calcext:value-type="string">
            <text:p>nileshsi</text:p>
          </table:table-cell>
          <table:table-cell office:value-type="float" office:value="50193391" calcext:value-type="float">
            <text:p>50193391</text:p>
          </table:table-cell>
          <table:table-cell office:value-type="string" calcext:value-type="string">
            <text:p>2020-02-18 13:01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Vikram</text:p>
          </table:table-cell>
          <table:table-cell office:value-type="string" calcext:value-type="string">
            <text:p>vsingh23</text:p>
          </table:table-cell>
          <table:table-cell office:value-type="float" office:value="50227210" calcext:value-type="float">
            <text:p>50227210</text:p>
          </table:table-cell>
          <table:table-cell office:value-type="string" calcext:value-type="string">
            <text:p>2020-02-17 22:45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emme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sslemme</text:p>
          </table:table-cell>
          <table:table-cell office:value-type="float" office:value="50188817" calcext:value-type="float">
            <text:p>50188817</text:p>
          </table:table-cell>
          <table:table-cell office:value-type="string" calcext:value-type="string">
            <text:p>2020-02-17 22:54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nasmith5</text:p>
          </table:table-cell>
          <table:table-cell office:value-type="float" office:value="50241904" calcext:value-type="float">
            <text:p>50241904</text:p>
          </table:table-cell>
          <table:table-cell office:value-type="string" calcext:value-type="string">
            <text:p>2020-02-18 13:54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string" calcext:value-type="string">
            <text:p>Taktuk</text:p>
          </table:table-cell>
          <table:table-cell office:value-type="string" calcext:value-type="string">
            <text:p>taktukta</text:p>
          </table:table-cell>
          <table:table-cell office:value-type="float" office:value="50196329" calcext:value-type="float">
            <text:p>50196329</text:p>
          </table:table-cell>
          <table:table-cell office:value-type="string" calcext:value-type="string">
            <text:p>2020-02-18 04:15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Jianyu</text:p>
          </table:table-cell>
          <table:table-cell office:value-type="string" calcext:value-type="string">
            <text:p>jianyuta</text:p>
          </table:table-cell>
          <table:table-cell office:value-type="float" office:value="50179515" calcext:value-type="float">
            <text:p>50179515</text:p>
          </table:table-cell>
          <table:table-cell office:value-type="string" calcext:value-type="string">
            <text:p>2020-02-17 16:18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ttybayev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vtattyba</text:p>
          </table:table-cell>
          <table:table-cell office:value-type="float" office:value="50205077" calcext:value-type="float">
            <text:p>50205077</text:p>
          </table:table-cell>
          <table:table-cell office:value-type="string" calcext:value-type="string">
            <text:p>2020-02-18 11:50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nenbaum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zatenenb</text:p>
          </table:table-cell>
          <table:table-cell office:value-type="float" office:value="50177549" calcext:value-type="float">
            <text:p>50177549</text:p>
          </table:table-cell>
          <table:table-cell office:value-type="string" calcext:value-type="string">
            <text:p>2020-02-16 13:18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llairajan</text:p>
          </table:table-cell>
          <table:table-cell office:value-type="string" calcext:value-type="string">
            <text:p>Hari Guhan</text:p>
          </table:table-cell>
          <table:table-cell office:value-type="string" calcext:value-type="string">
            <text:p>hariguha</text:p>
          </table:table-cell>
          <table:table-cell office:value-type="float" office:value="50338189" calcext:value-type="float">
            <text:p>50338189</text:p>
          </table:table-cell>
          <table:table-cell office:value-type="string" calcext:value-type="string">
            <text:p>2020-02-16 23:42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pp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vintop</text:p>
          </table:table-cell>
          <table:table-cell office:value-type="float" office:value="50174081" calcext:value-type="float">
            <text:p>50174081</text:p>
          </table:table-cell>
          <table:table-cell office:value-type="string" calcext:value-type="string">
            <text:p>2020-02-17 21:2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owentorr</text:p>
          </table:table-cell>
          <table:table-cell office:value-type="float" office:value="50196011" calcext:value-type="float">
            <text:p>50196011</text:p>
          </table:table-cell>
          <table:table-cell office:value-type="string" calcext:value-type="string">
            <text:p>2020-02-17 22:26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ylec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aredtyl</text:p>
          </table:table-cell>
          <table:table-cell office:value-type="float" office:value="50200216" calcext:value-type="float">
            <text:p>50200216</text:p>
          </table:table-cell>
          <table:table-cell office:value-type="string" calcext:value-type="string">
            <text:p>2020-02-18 12:28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n Der Beek</text:p>
          </table:table-cell>
          <table:table-cell office:value-type="string" calcext:value-type="string">
            <text:p>Tijmen</text:p>
          </table:table-cell>
          <table:table-cell office:value-type="string" calcext:value-type="string">
            <text:p>tijmenva</text:p>
          </table:table-cell>
          <table:table-cell office:value-type="float" office:value="50240699" calcext:value-type="float">
            <text:p>50240699</text:p>
          </table:table-cell>
          <table:table-cell office:value-type="string" calcext:value-type="string">
            <text:p>2020-02-18 12:21: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hwang54</text:p>
          </table:table-cell>
          <table:table-cell office:value-type="float" office:value="50189011" calcext:value-type="float">
            <text:p>50189011</text:p>
          </table:table-cell>
          <table:table-cell office:value-type="string" calcext:value-type="string">
            <text:p>2020-02-22 18:09: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rwang29</text:p>
          </table:table-cell>
          <table:table-cell office:value-type="float" office:value="50184511" calcext:value-type="float">
            <text:p>50184511</text:p>
          </table:table-cell>
          <table:table-cell office:value-type="string" calcext:value-type="string">
            <text:p>2020-02-18 12:22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ong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wong9</text:p>
          </table:table-cell>
          <table:table-cell office:value-type="float" office:value="50193191" calcext:value-type="float">
            <text:p>50193191</text:p>
          </table:table-cell>
          <table:table-cell office:value-type="string" calcext:value-type="string">
            <text:p>2020-02-17 23:32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wu</text:p>
          </table:table-cell>
          <table:table-cell office:value-type="float" office:value="50181614" calcext:value-type="float">
            <text:p>50181614</text:p>
          </table:table-cell>
          <table:table-cell office:value-type="string" calcext:value-type="string">
            <text:p>2020-02-18 01:56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yuanyiya</text:p>
          </table:table-cell>
          <table:table-cell office:value-type="float" office:value="50196773" calcext:value-type="float">
            <text:p>50196773</text:p>
          </table:table-cell>
          <table:table-cell office:value-type="string" calcext:value-type="string">
            <text:p>2020-02-17 16:50: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Junlong</text:p>
          </table:table-cell>
          <table:table-cell office:value-type="string" calcext:value-type="string">
            <text:p>junlongy</text:p>
          </table:table-cell>
          <table:table-cell office:value-type="float" office:value="50192350" calcext:value-type="float">
            <text:p>50192350</text:p>
          </table:table-cell>
          <table:table-cell office:value-type="string" calcext:value-type="string">
            <text:p>2020-02-18 10:49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anell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gdzanell</text:p>
          </table:table-cell>
          <table:table-cell office:value-type="float" office:value="50197687" calcext:value-type="float">
            <text:p>50197687</text:p>
          </table:table-cell>
          <table:table-cell office:value-type="string" calcext:value-type="string">
            <text:p>2020-02-17 21:05: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hai</text:p>
          </table:table-cell>
          <table:table-cell office:value-type="string" calcext:value-type="string">
            <text:p>Nannan</text:p>
          </table:table-cell>
          <table:table-cell office:value-type="string" calcext:value-type="string">
            <text:p>nannanzh</text:p>
          </table:table-cell>
          <table:table-cell office:value-type="float" office:value="50290603" calcext:value-type="float">
            <text:p>50290603</text:p>
          </table:table-cell>
          <table:table-cell office:value-type="string" calcext:value-type="string">
            <text:p>2020-02-19 15:33: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heng</text:p>
          </table:table-cell>
          <table:table-cell office:value-type="string" calcext:value-type="string">
            <text:p>Jiayi</text:p>
          </table:table-cell>
          <table:table-cell office:value-type="string" calcext:value-type="string">
            <text:p>jzheng35</text:p>
          </table:table-cell>
          <table:table-cell office:value-type="float" office:value="50183080" calcext:value-type="float">
            <text:p>50183080</text:p>
          </table:table-cell>
          <table:table-cell office:value-type="string" calcext:value-type="string">
            <text:p>2020-02-21 17:38:09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647" meta:object-count="0"/>
  </office:meta>
</office:document-meta>
</file>